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=</mo>
              <mi>x</mi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sup>
                      <mi>e</mi>
                      <mrow>
                        <mi>x</mi>
                        <mo stretchy="false">∗</mo>
                        <mi>h</mi>
                      </mrow>
                    </msup>
                    <mo stretchy="false">−</mo>
                    <mn>1</mn>
                  </mrow>
                  <mi>h</mi>
                </mfrac>
              </mrow>
              <mo stretchy="false">=</mo>
              <mi>x</mi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sup>
                    <mi>e</mi>
                    <mrow>
                      <mi>x</mi>
                      <mo stretchy="false">∗</mo>
                      <mi>h</mi>
                    </mrow>
                  </msup>
                  <mo stretchy="false">−</mo>
                  <mn>1</mn>
                </mrow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i>x</mi>
                </mrow>
                <mo stretchy="false">∗</mo>
                <mi>h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sup>
                  <mi>e</mi>
                  <mrow>
                    <mi>x</mi>
                    <mo stretchy="false">∗</mo>
                    <mi>h</mi>
                  </mrow>
                </msup>
              </mrow>
              <mo stretchy="false">=</mo>
              <mrow>
                <mrow>
                  <mrow>
                    <munder>
                      <mi>lim</mi>
                      <mrow>
                        <mi>h</mi>
                        <mo stretchy="false">→</mo>
                        <mn>0</mn>
                      </mrow>
                    </munder>
                    <mi>x</mi>
                  </mrow>
                  <mo stretchy="false">∗</mo>
                  <mi>h</mi>
                </mrow>
                <mo stretchy="false">+</mo>
                <mn>1</mn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under>
                <mi>lim</mi>
                <mrow>
                  <mi>h</mi>
                  <mo stretchy="false">→</mo>
                  <mn>0</mn>
                </mrow>
              </munder>
              <mi>ln</mi>
            </mrow>
            <mrow>
              <mrow>
                <mo fence="true" stretchy="false">(</mo>
                <mrow>
                  <msup>
                    <mi>e</mi>
                    <mrow>
                      <mi>x</mi>
                      <mo stretchy="false">∗</mo>
                      <mi>h</mi>
                    </mrow>
                  </msup>
                </mrow>
                <mo fence="true" stretchy="false">)</mo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i>ln</mi>
              </mrow>
            </mrow>
            <mrow>
              <mo fence="true" stretchy="false">(</mo>
              <mrow>
                <mrow>
                  <mrow>
                    <mi>x</mi>
                    <mo stretchy="false">∗</mo>
                    <mi>h</mi>
                  </mrow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i>x</mi>
                </mrow>
                <mo stretchy="false">∗</mo>
                <mi>h</mi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i>ln</mi>
              </mrow>
            </mrow>
            <mrow>
              <mo fence="true" stretchy="false">(</mo>
              <mrow>
                <mrow>
                  <mrow>
                    <mi>x</mi>
                    <mo stretchy="false">∗</mo>
                    <mi>h</mi>
                  </mrow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ln</mi>
                    <mrow>
                      <mo fence="true" stretchy="false">(</mo>
                      <mrow>
                        <mrow>
                          <mrow>
                            <mi>x</mi>
                            <mo stretchy="false">∗</mo>
                            <mi>h</mi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i>h</mi>
                </mfrac>
              </mrow>
            </mrow>
          </mrow>
        </mtd>
      </mtr>
      <mtr>
        <mtd>
          <mrow/>
        </mtd>
      </mtr>
      <mtr>
        <mtd>
          <mrow>
            <mi mathvariant="italic">Por</mi>
            <mi mathvariant="italic">la</mi>
            <mi mathvariant="italic">regla</mi>
            <mi mathvariant="italic">de</mi>
            <mi>L</mi>
            <mi>'</mi>
            <mi mathvariant="italic">Hopital</mi>
            <mn>...</mn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frac>
                    <mn>1</mn>
                    <mrow>
                      <mrow>
                        <mi>x</mi>
                        <mo stretchy="false">∗</mo>
                        <mi>h</mi>
                      </mrow>
                      <mo stretchy="false">+</mo>
                      <mn>1</mn>
                    </mrow>
                  </mfrac>
                </mrow>
                <mo stretchy="false">∗</mo>
                <mi>x</mi>
              </mrow>
              <mo stretchy="false">=</mo>
              <mi>x</mi>
            </mrow>
          </mrow>
        </mtd>
      </mtr>
      <mtr>
        <mtd>
          <mrow/>
        </mtd>
      </mtr>
      <mtr>
        <mtd>
          <mrow>
            <mi mathvariant="italic">Por</mi>
            <mi mathvariant="italic">lo</mi>
            <mi mathvariant="italic">tanto</mi>
            <mn>...</mn>
          </mrow>
        </mtd>
      </mtr>
      <mtr>
        <mtd>
          <mrow/>
        </mtd>
      </mtr>
      <mtr>
        <mtd>
          <mrow>
            <mi>ln</mi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=</mo>
              <mi>x</mi>
            </mrow>
          </mrow>
        </mtd>
      </mtr>
    </mtable>
    <annotation encoding="StarMath 5.0">ln( e^x )=x
newline
newline
drarrow lim from { h rightarrow 0 } {{e^{x*h} -1} over { h }}=x
newline
newline
drarrow lim from { h rightarrow 0 } {e^{x*h} -1}=lim from { h rightarrow 0 }x*h
newline
newline
drarrow lim from { h rightarrow 0 } e^{x*h}=lim from { h rightarrow 0 }x*h+1
newline
newline
drarrow lim from { h rightarrow 0 } ln(e^{x*h})=lim from { h rightarrow 0 }ln(x*h+1)
newline
newline
drarrow lim from { h rightarrow 0 } x*h=lim from { h rightarrow 0 }ln(x*h+1)
newline
newline
drarrow x=lim from { h rightarrow 0 }{{ln(x*h+1)} over h}
newline
newline
Por la regla de L'Hopital...
newline
newline
drarrow x=lim from { h rightarrow 0 }{1 over { x*h+1 }}*x=x
newline
newline
Por lo tanto...
newline
newline
ln( e^x )=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0:04:39.483167704</meta:creation-date>
    <dc:date>2020-05-15T10:09:33.255529356</dc:date>
    <meta:editing-duration>PT4M37S</meta:editing-duration>
    <meta:editing-cycles>8</meta:editing-cycles>
    <meta:generator>LibreOffice/6.4.3.2$Linux_X86_64 LibreOffice_project/40$Build-2</meta:generator>
  </office:meta>
</office:document-meta>
</file>